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918cm"/>
    </style:style>
    <style:style style:name="co3" style:family="table-column">
      <style:table-column-properties fo:break-before="auto" style:column-width="3.639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3.112cm"/>
    </style:style>
    <style:style style:name="co7" style:family="table-column">
      <style:table-column-properties fo:break-before="auto" style:column-width="2.168cm"/>
    </style:style>
    <style:style style:name="co8" style:family="table-column">
      <style:table-column-properties fo:break-before="auto" style:column-width="3.72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6" table:default-cell-style-name="Default"/>
        <table:table-column table:style-name="co9" table:default-cell-style-name="ce1"/>
        <table:table-column table:style-name="co9" table:default-cell-style-name="Default"/>
        <table:table-column table:style-name="co9" table:default-cell-style-name="ce1"/>
        <table:table-row table:style-name="ro1">
          <table:table-cell office:value-type="string">
            <text:p>cartPole (inverted Pendulum)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>
            <text:p>useMatlabBayes</text:p>
          </table:table-cell>
          <table:table-cell table:style-name="Default" office:value-type="string">
            <text:p>useMatlabGP</text:p>
          </table:table-cell>
          <table:table-cell table:style-name="Default" office:value-type="string">
            <text:p>minimizer</text:p>
          </table:table-cell>
          <table:table-cell table:style-name="Default" office:value-type="string">
            <text:p>covarianceFcn</text:p>
          </table:table-cell>
          <table:table-cell office:value-type="string">
            <text:p>trajectoriesPerPolicy</text:p>
          </table:table-cell>
          <table:table-cell office:value-type="string">
            <text:p>initialPolicies</text:p>
          </table:table-cell>
          <table:table-cell table:style-name="Default" office:value-type="string">
            <text:p>iterations</text:p>
          </table:table-cell>
          <table:table-cell office:value-type="string">
            <text:p>runtime / minutes</text:p>
          </table:table-cell>
          <table:table-cell table:style-name="Default" office:value-type="string">
            <text:p>best reward</text:p>
          </table:table-cell>
          <table:table-cell office:value-type="string">
            <text:p>converged at iteration</text:p>
          </table:table-cell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@trajectoryCovarianc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office:value-type="float" office:value="9">
            <text:p>9</text:p>
          </table:table-cell>
          <table:table-cell table:style-name="ce1" office:value-type="float" office:value="202">
            <text:p>202</text:p>
          </table:table-cell>
          <table:table-cell office:value-type="float" office:value="-0.386">
            <text:p>-0,38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table:style-name="Default" office:value-type="string">
            <text:p>@sqExpCovariance</text:p>
          </table:table-cell>
          <table:table-cell/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string">
            <text:p>3730 s</text:p>
          </table:table-cell>
          <table:table-cell office:value-type="float" office:value="-3">
            <text:p>-3</text:p>
          </table:table-cell>
          <table:table-cell office:value-type="float" office:value="147">
            <text:p>1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minsearch on best 10 of 10000 random</text:p>
          </table:table-cell>
          <table:table-cell table:style-name="Default" office:value-type="string">
            <text:p>@sqExpCovariance</text:p>
          </table:table-cell>
          <table:table-cell/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table:number-columns-repeated="8"/>
        </table:table-row>
        <table:table-row table:style-name="ro1" table:number-rows-repeated="2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Tabe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4.10.2017</text:date>, <text:time>20:58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Rinder</meta:initial-creator>
    <meta:creation-date>2017-10-04T19:09:17.93</meta:creation-date>
    <dc:date>2017-10-04T20:58:07.85</dc:date>
    <dc:creator>Sebastian Rinder</dc:creator>
    <meta:editing-duration>PT1H48M49S</meta:editing-duration>
    <meta:editing-cycles>3</meta:editing-cycles>
    <meta:generator>OpenOffice/4.1.2$Win32 OpenOffice.org_project/412m3$Build-9782</meta:generator>
    <meta:document-statistic meta:table-count="3" meta:cell-count="32" meta:object-count="0"/>
  </office:meta>
</office:document-meta>
</file>